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ODO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style-name="ce7" office:value-type="string" calcext:value-type="string">
            <text:p>files on side TODO: ui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style-name="ce7" office:value-type="string" calcext:value-type="string">
            <text:p>document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new document edited when save must prompt new file s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search plug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prompt save file if get closed but edi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different shell themes adapt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8" office:value-type="string" calcext:value-type="string">
            <text:p>ui event manag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key press loop plugins only registered plug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make get plugins effici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auto place cursor in sourcevi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commander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7" office:value-type="string" calcext:value-type="string">
            <text:p>toggle comments, sometimes strange behaviours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style-name="ce8" office:value-type="string" calcext:value-type="string">
            <text:p>find repl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7" office:value-type="string" calcext:value-type="string">
            <text:p>side menus like welcome help about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style-name="ce8" office:value-type="string" calcext:value-type="string">
            <text:p>smart home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8" office:value-type="string" calcext:value-type="string">
            <text:p>status bar/notify message(i.e. file saved)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pp icon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eck if file got updated externally, so reload file option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8" office:value-type="string" calcext:value-type="string">
            <text:p>highlight selection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themes plugin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pen recent files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new window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8" office:value-type="string" calcext:value-type="string">
            <text:p>open file/s from command line args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Fix: Ctrl+z on freshly open file erase!!</text:p>
          </table:table-cell>
          <table:table-cell table:style-name="ce9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ree view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arch in directory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k file with blue color when click more click if select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rrange files in side (drag / drop)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azy plugin mngr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close, min, max btns hover show x + -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7" office:value-type="string" calcext:value-type="string">
            <text:p>open project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8" office:value-type="string" calcext:value-type="string">
            <text:p>top margin in sourceview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chocolate theme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drag/drop file to editor must open file not path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updater plugin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4:Sheet1.C39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SC Regular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 style:data-style-name="N2" text:time-value="22:33:47.4975864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4T00:28:44.923619058</meta:creation-date>
    <dc:date>2020-02-25T22:34:20.507894513</dc:date>
    <meta:editing-duration>PT3H26M11S</meta:editing-duration>
    <meta:editing-cycles>97</meta:editing-cycles>
    <meta:generator>LibreOffice/6.4.0.3$Linux_X86_64 LibreOffice_project/40$Build-3</meta:generator>
    <meta:document-statistic meta:table-count="1" meta:cell-count="92" meta:object-count="0"/>
  </office:meta>
</office:document-meta>
</file>